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prefix=" " style:num-suffix=" 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 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 " style:num-suffix=" 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 " style:num-suffix=" 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 " style:num-suffix=" 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 " style:num-suffix=" 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 " style:num-suffix=" 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 " style:num-suffix=" 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Textbody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</office:automatic-styles>
  <office:body>
    <office:text text:use-soft-page-breaks="true">
      <text:p text:style-name="P1"><text:s/>3<text:s/>Projekt</text:p>
      <text:p text:style-name="P2"/>
      <text:p text:style-name="Standard">Basisprojekt ist Sharing-Example von Microsoft</text:p>
      <text:p text:style-name="Textbody">https://docs.microsoft.com/en-us/windows/mixed-reality/holograms-240</text:p>
      <text:h text:style-name="Überschrift1" text:outline-level="1">Meilenstein</text:h>
      <text:list text:style-name="LFO2" text:continue-numbering="true">
        <text:list-item>
          <text:list>
            <text:list-item>
              <text:p text:style-name="P3">Placement of Cubes via Gestures</text:p>
            </text:list-item>
          </text:list>
        </text:list-item>
      </text:list>
      <text:p text:style-name="Textbody">Implement<text:s/>Active User</text:p>
      <text:list text:style-name="LFO3" text:continue-numbering="true">
        <text:list-item>
          <text:list>
            <text:list-item>
              <text:p text:style-name="P4">Hologram-Collection needs "Hologram-Placement"</text:p>
              <text:list text:continue-numbering="true">
                <text:list-item>
                  <text:p text:style-name="P5">Receive Messages from all Users</text:p>
                </text:list-item>
                <text:list-item>
                  <text:p text:style-name="P6">receive number of players</text:p>
                </text:list-item>
                <text:list-item>
                  <text:p text:style-name="P7">process incoming position of networked Object</text:p>
                  <text:list text:continue-numbering="true">
                    <text:list-item>
                      <text:p text:style-name="P8">"NetworkInMessage"</text:p>
                    </text:list-item>
                  </text:list>
                </text:list-item>
              </text:list>
            </text:list-item>
            <text:list-item>
              <text:p text:style-name="P9">Hologram-Collection needs "ImportExportAnchorManager"</text:p>
              <text:list text:continue-numbering="true">
                <text:list-item>
                  <text:p text:style-name="P10">Initialize Anchors (WorldAnchor)</text:p>
                </text:list-item>
                <text:list-item>
                  <text:p text:style-name="P11">Create Room for all Users</text:p>
                </text:list-item>
                <text:list-item>
                  <text:p text:style-name="P12">Export Anchor to other Users roomManager.UploadAnchor</text:p>
                </text:list-item>
                <text:list-item>
                  <text:p text:style-name="P13">Import Anchor with WorldAnchorBatch.ImportAsync</text:p>
                </text:list-item>
              </text:list>
            </text:list-item>
            <text:list-item>
              <text:p text:style-name="P14">"Gesture-Manager"-Prefab</text:p>
            </text:list-item>
            <text:list-item>
              <text:p text:style-name="P15">"Gaze-Manager"<text:s/>-Prefab</text:p>
            </text:list-item>
            <text:list-item>
              <text:p text:style-name="P16">"Sharing" -Prefab</text:p>
            </text:list-item>
            <text:list-item>
              <text:p text:style-name="P17">Hologram-Collection needs "AppStateManager"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18">Bei Platzierung Anchor auf Position setzen</text:p>
            </text:list-item>
            <text:list-item>
              <text:p text:style-name="P19">Anchor übertragen und empfangen</text:p>
            </text:list-item>
            <text:list-item>
              <text:p text:style-name="P20">Anchor setzen</text:p>
            </text:list-item>
          </text:list>
        </text:list-item>
      </text:list>
      <text:h text:style-name="Überschrift1" text:outline-level="1">Meilenstein: Übertragung User-Position</text:h>
      <text:list text:style-name="LFO4" text:continue-numbering="true">
        <text:list-item>
          <text:p text:style-name="P21">Auslesen bei Aktiven User und Senden</text:p>
        </text:list-item>
        <text:list-item>
          <text:p text:style-name="P22">Unterteilung der App in AKTIV und PASSIV</text:p>
        </text:list-item>
        <text:list-item>
          <text:p text:style-name="P23">Einlesen und Visualisierung bei distant User</text:p>
        </text:list-item>
      </text:list>
      <text:h text:style-name="Überschrift1" text:outline-level="1">Definition eigener Nachrichten</text:h>
      <text:list text:style-name="LFO5">
        <text:list-item text:start-value="1">
          <text:p text:style-name="P24">Prism by Object Theory</text:p>
        </text:list-item>
      </text:list>
      <text:p text:style-name="Textbody">https://www.microsoft.com/en-us/store/p/prism-by-object-theory/9pjlwd0ls4w8#</text:p>
      <text:list text:style-name="LFO5" text:continue-numbering="true">
        <text:list-item>
          <text:p text:style-name="P25">Sharing Examples von Microsoft<text:tab/></text:p>
        </text:list-item>
      </text:list>
      <text:h text:style-name="Überschrift1" text:outline-level="1">zusätzliche Features</text:h>
      <text:list text:style-name="LFO7" text:continue-numbering="true">
        <text:list-item>
          <text:p text:style-name="P26">Übertragung von Audiodaten</text:p>
        </text:list-item>
      </text:list>
      <text:soft-page-break/>
      <text:h text:style-name="Überschrift1" text:outline-level="1">Grundstruktur aufbauen</text:h>
      <text:p text:style-name="Textbody">[TODO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.75in" text:min-label-width="0.3in" text:list-level-position-and-space-mode="label-alignment">
          <style:list-level-label-alignment text:label-followed-by="listtab" fo:margin-left="1.05in" fo:text-indent="-0.3in"/>
        </style:list-level-properties>
      </text:outline-level-style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prefix=" " style:num-suffix=" 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 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 " style:num-suffix=" 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 " style:num-suffix=" 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 " style:num-suffix=" 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 " style:num-suffix=" 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 " style:num-suffix=" 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 " style:num-suffix=" 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obias Gels</dc:creator>
    <meta:creation-date>2009-04-16T11:32:00Z</meta:creation-date>
    <dc:date>2018-04-16T16:11:00Z</dc:date>
    <meta:template xlink:href="Normal.dotm" xlink:type="simple"/>
    <meta:editing-cycles>1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2" meta:word-count="161" meta:character-count="1179" meta:row-count="8" meta:non-whitespace-character-count="1020"/>
  </office:meta>
</office:document-meta>
</file>